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2" style:family="paragraph" style:parent-style-name="Standard">
      <style:text-properties fo:color="#00000a" style:font-name="Calibri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3" style:family="paragraph" style:parent-style-name="Standard">
      <style:text-properties style:font-name="Calibri" fo:font-size="11pt" fo:font-weight="bold" style:font-name-asian="Calibri2" style:font-size-asian="11pt" style:font-weight-asian="bold" style:font-name-complex="Calibri2" style:font-size-complex="11pt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name-asian="Calibri2" style:font-size-asian="11pt" style:font-name-complex="Calibri2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style:font-name-asian="Calibri2" style:font-size-asian="11pt" style:font-name-complex="Calibri2" style:font-size-complex="11pt"/>
    </style:style>
    <style:style style:name="P8" style:family="paragraph" style:parent-style-name="List_20_Paragraph" style:list-style-name="WWNum2">
      <style:text-properties style:font-name="Calibri" fo:font-size="11pt" style:font-size-asian="11pt" style:font-size-complex="11pt"/>
    </style:style>
    <style:style style:name="P9" style:family="paragraph" style:parent-style-name="Standard" style:master-page-name="Standard">
      <style:paragraph-properties style:page-number="auto"/>
      <style:text-properties fo:color="#00000a" style:font-name="Calibri" fo:font-size="11pt" fo:font-weight="bold" style:font-size-asian="11pt" style:font-weight-asian="bold"/>
    </style:style>
    <style:style style:name="P10" style:family="paragraph" style:parent-style-name="Standard" style:list-style-name="WWNum4">
      <style:paragraph-properties>
        <style:tab-stops>
          <style:tab-stop style:position="0.1528in"/>
          <style:tab-stop style:position="0.5in"/>
        </style:tab-stops>
      </style:paragraph-properties>
      <style:text-properties fo:color="#00000a" style:font-name="Calibri1" fo:font-size="11pt" officeooo:paragraph-rsid="001ad556" style:font-size-asian="11pt" style:font-size-complex="11pt"/>
    </style:style>
    <style:style style:name="P11" style:family="paragraph" style:parent-style-name="Standard" style:list-style-name="WWNum4">
      <style:paragraph-properties fo:hyphenation-ladder-count="no-limit">
        <style:tab-stops>
          <style:tab-stop style:position="0.1528in"/>
          <style:tab-stop style:position="0.5in"/>
        </style:tab-stops>
      </style:paragraph-properties>
      <style:text-properties fo:color="#00000a" style:font-name="Calibri1" fo:font-size="11pt" officeooo:paragraph-rsid="001ad556" style:font-size-asian="11pt" style:font-size-complex="11pt" fo:hyphenate="false" fo:hyphenation-remain-char-count="2" fo:hyphenation-push-char-count="2"/>
    </style:style>
    <style:style style:name="P12" style:family="paragraph" style:parent-style-name="Standard">
      <style:text-properties fo:color="#00000a" style:font-name="Calibri" fo:font-size="11pt" fo:font-weight="bold" officeooo:paragraph-rsid="001dcff7" style:font-size-asian="11pt" style:font-weight-asian="bold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  <style:text-properties style:font-name="Calibri" fo:font-size="11pt" style:font-name-asian="Calibri2" style:font-size-asian="11pt" style:font-name-complex="Calibri2" style:font-size-complex="11pt"/>
    </style:style>
    <style:style style:name="P14" style:family="paragraph" style:parent-style-name="Standard" style:list-style-name="WWNum3">
      <style:paragraph-properties fo:margin-left="0.5in" fo:margin-right="0in" fo:text-indent="-0.25in" style:auto-text-indent="false"/>
      <style:text-properties style:font-name="Calibri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15" style:family="paragraph" style:parent-style-name="Standard" style:list-style-name="WWNum4">
      <style:paragraph-properties fo:margin-left="0.5in" fo:margin-right="0in" fo:hyphenation-ladder-count="no-limit" fo:text-indent="-0.25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16" style:family="paragraph" style:parent-style-name="Standard" style:list-style-name="WWNum1" style:master-page-name="">
      <loext:graphic-properties draw:fill="none"/>
      <style:paragraph-properties fo:margin-left="0.5in" fo:margin-right="0in" fo:text-align="start" style:justify-single-word="false" fo:orphans="0" fo:widows="0" fo:hyphenation-ladder-count="no-limit" fo:text-indent="-0.2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color="#00000a" style:font-name="Calibri" fo:font-size="11pt" officeooo:paragraph-rsid="001dcff7" style:font-size-asian="11pt" fo:hyphenate="false" fo:hyphenation-remain-char-count="2" fo:hyphenation-push-char-count="2"/>
    </style:style>
    <style:style style:name="P17" style:family="paragraph" style:parent-style-name="Standard" style:list-style-name="WWNum1">
      <loext:graphic-properties draw:fill="none"/>
      <style:paragraph-properties fo:margin-left="0.5in" fo:margin-right="0in" fo:text-align="start" style:justify-single-word="false" fo:orphans="0" fo:widows="0" fo:hyphenation-ladder-count="no-limit" fo:text-indent="-0.25in" style:auto-text-indent="false" fo:background-color="transparent" style:writing-mode="lr-tb">
        <style:tab-stops>
          <style:tab-stop style:position="0in"/>
        </style:tab-stops>
      </style:paragraph-properties>
      <style:text-properties fo:color="#00000a" style:font-name="Calibri" fo:font-size="11pt" style:font-size-asian="11pt" fo:hyphenate="false" fo:hyphenation-remain-char-count="2" fo:hyphenation-push-char-count="2"/>
    </style:style>
    <style:style style:name="T1" style:family="text">
      <style:text-properties fo:color="#00000a" style:font-name="Calibri" fo:font-size="11pt" fo:font-weight="bold" style:font-size-asian="11pt" style:font-weight-asian="bold"/>
    </style:style>
    <style:style style:name="T2" style:family="text">
      <style:text-properties fo:color="#00000a" style:font-name="Calibri" fo:font-size="11pt" style:font-size-asian="11pt"/>
    </style:style>
    <style:style style:name="T3" style:family="text">
      <style:text-properties fo:color="#00000a" style:font-name="Calibri" fo:font-size="11pt" officeooo:rsid="00183d79" style:font-size-asian="11pt"/>
    </style:style>
    <style:style style:name="T4" style:family="text">
      <style:text-properties style:font-name="Calibri" fo:font-size="11pt" fo:font-weight="bold" style:font-name-asian="Calibri2" style:font-size-asian="11pt" style:font-weight-asian="bold" style:font-name-complex="Calibri2" style:font-size-complex="11pt"/>
    </style:style>
    <style:style style:name="T5" style:family="text">
      <style:text-properties style:font-name="Calibri" fo:font-size="11pt" style:font-name-asian="Calibri2" style:font-size-asian="11pt" style:font-name-complex="Calibri2" style:font-size-complex="11pt"/>
    </style:style>
    <style:style style:name="T6" style:family="text">
      <style:text-properties officeooo:rsid="00183d79"/>
    </style:style>
    <style:style style:name="T7" style:family="text">
      <style:text-properties officeooo:rsid="001a06db"/>
    </style:style>
    <style:style style:name="T8" style:family="text">
      <style:text-properties officeooo:rsid="001ad556"/>
    </style:style>
    <style:style style:name="T9" style:family="text">
      <style:text-properties officeooo:rsid="001c9979"/>
    </style:style>
    <style:style style:name="T10" style:family="text">
      <style:text-properties officeooo:rsid="001d4a50"/>
    </style:style>
    <style:style style:name="T11" style:family="text">
      <style:text-properties officeooo:rsid="001d72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<text:span text:style-name="T1">Title</text:span><text:span text:style-name="T2">: Trip</text:span><text:span text:style-name="T3">s</text:span></text:p>
      <text:p text:style-name="P4"><text:span text:style-name="T1">Description:</text:span><text:span text:style-name="T2"> <text:s text:c="2"/>Allows the User to </text:span><text:span text:style-name="T3">search</text:span><text:span text:style-name="T2"> a list of available </text:span><text:span text:style-name="T3">T</text:span><text:span text:style-name="T2">rips </text:span><text:span text:style-name="T3">at Penn State Harrisburg </text:span><text:span text:style-name="T2">in the selected month.</text:span></text:p>
      <text:p text:style-name="P12">Pre-conditions:</text:p>
      <text:list xml:id="list6467169148520794128" text:style-name="WWNum1">
        <text:list-item>
          <text:p text:style-name="P16">The User has successfully installed the App.</text:p>
        </text:list-item>
        <text:list-item>
          <text:p text:style-name="P17">The App is open and displaying the Home Screen.</text:p>
        </text:list-item>
      </text:list>
      <text:p text:style-name="P1"/>
      <text:p text:style-name="P3">Post-conditions:</text:p>
      <text:list xml:id="list3509107462508402571" text:style-name="WWNum2">
        <text:list-item>
          <text:p text:style-name="P8">The App displays the Trip Results Screen for the User.</text:p>
        </text:list-item>
      </text:list>
      <text:p text:style-name="P2"/>
      <text:p text:style-name="P3">Actors:</text:p>
      <text:list xml:id="list2122653662655511149" text:style-name="WWNum3">
        <text:list-item>
          <text:p text:style-name="P13">User</text:p>
        </text:list-item>
        <text:list-item>
          <text:p text:style-name="P14">App</text:p>
        </text:list-item>
      </text:list>
      <text:p text:style-name="P5"/>
      <text:p text:style-name="P3">Main Success Scenario: </text:p>
      <text:list xml:id="list8836163598465414447" text:style-name="WWNum4">
        <text:list-item>
          <text:p text:style-name="P15">The User presses the Trips <text:span text:style-name="T6">Home List Item.</text:span></text:p>
        </text:list-item>
        <text:list-item>
          <text:p text:style-name="P15">The App displays the Trip Search Screen.</text:p>
        </text:list-item>
        <text:list-item>
          <text:p text:style-name="P15">The User select a month with the provided Dropdown Menu.</text:p>
        </text:list-item>
        <text:list-item>
          <text:p text:style-name="P15">The App <text:span text:style-name="T7">queries</text:span> the Trip Database <text:span text:style-name="T7">for a list of Trip names for the selected month</text:span>.</text:p>
        </text:list-item>
        <text:list-item>
          <text:p text:style-name="P15">The App <text:span text:style-name="T8">displays the list of Trips.</text:span></text:p>
        </text:list-item>
        <text:list-item>
          <text:p text:style-name="P10">The User presses a <text:span text:style-name="T8">Trip</text:span> List Item on the <text:span text:style-name="T8">Trip</text:span> Search Screen.</text:p>
        </text:list-item>
        <text:list-item>
          <text:p text:style-name="P10">The App <text:span text:style-name="T11">queries</text:span> the <text:span text:style-name="T8">Trip</text:span> Database for <text:span text:style-name="T11">the Trip Data of </text:span>the selected <text:span text:style-name="T8">Trip</text:span>.</text:p>
        </text:list-item>
        <text:list-item>
          <text:p text:style-name="P11">The App displays the <text:span text:style-name="T8">Trip</text:span> Results Screen with the <text:span text:style-name="T8">Trip</text:span> Data that was found.</text:p>
        </text:list-item>
      </text:list>
      <text:p text:style-name="P6"/>
      <text:p text:style-name="Standard"><text:span text:style-name="T4">Alternate Flow 1</text:span><text:span text:style-name="T5">: </text:span></text:p>
      <text:p text:style-name="P7"><text:span text:style-name="T9">5</text:span>A. <text:s text:c="2"/>The App <text:span text:style-name="T10">didn't</text:span> find <text:span text:style-name="T10">any Trips </text:span>the selected month from the Trip Database.</text:p>
      <text:p text:style-name="P7"><text:span text:style-name="T9">6</text:span>A. <text:s text:c="2"/>The App displays an Error Message indicating that <text:span text:style-name="T10">no Trips were found for that </text:span>month.</text:p>
      <text:p text:style-name="P7"><text:span text:style-name="T9">7</text:span>A. <text:s text:c="2"/>The User presses the ok button on the Error message.</text:p>
      <text:p text:style-name="P7"><text:span text:style-name="T9">8</text:span>A. <text:s text:c="2"/>The App displays the Trip Search Screen.</text:p>
      <text:p text:style-name="P6"><text:s/></text:p>
      <text:p text:style-name="Standard"><text:span text:style-name="T4">Alternate Flow 2</text:span><text:span text:style-name="T5">: </text:span></text:p>
      <text:p text:style-name="P7">1B. <text:s text:c="2"/>The App receives an interrupt signal from the operating system and looses focus.</text:p>
      <text:p text:style-name="P7">2B. <text:s text:c="2"/>The 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1pt" fo:font-weight="normal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3:15:49</meta:creation-date>
    <dc:language>en-US</dc:language>
    <meta:editing-cycles>7</meta:editing-cycles>
    <meta:editing-duration>PT43M7S</meta:editing-duration>
    <meta:generator>LibreOffice/5.0.4.2$Windows_x86 LibreOffice_project/2b9802c1994aa0b7dc6079e128979269cf95bc78</meta:generator>
    <dc:date>2016-02-09T18:12:25.561000000</dc:date>
    <meta:document-statistic meta:table-count="0" meta:image-count="0" meta:object-count="0" meta:page-count="1" meta:paragraph-count="28" meta:word-count="240" meta:character-count="1295" meta:non-whitespace-character-count="1077"/>
  </office:meta>
</office:document-meta>
</file>